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D0000036374B120E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4cm" svg:height="23.951cm" svg:x="0cm" svg:y="0.049cm">
          <draw:image xlink:href="Pictures/10000000000003CD0000036374B120E8.jpg" xlink:type="simple" xlink:show="embed" xlink:actuate="onLoad">
            <text:p/>
          </draw:image>
        </draw:frame>
        <draw:custom-shape draw:style-name="gr2" draw:text-style-name="P2" draw:layer="layout" svg:width="30.4cm" svg:height="3.6cm" svg:x="-1.2cm" svg:y="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1-07T18:40:35</meta:creation-date>
    <dc:date>2014-11-07T18:42:13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